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1pt" fo:font-weight="bold" officeooo:rsid="0007f767" officeooo:paragraph-rsid="00087af6"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Times New Roman" fo:font-size="11pt" fo:font-weight="bold" officeooo:rsid="0007f767" officeooo:paragraph-rsid="0007f767"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Times New Roman" fo:font-size="11pt" fo:font-weight="bold" officeooo:rsid="001fea9b" officeooo:paragraph-rsid="001fea9b"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Times New Roman" fo:font-size="11pt" officeooo:rsid="0007f767" officeooo:paragraph-rsid="0007f767" style:font-size-asian="11pt" style:font-size-complex="11pt"/>
    </style:style>
    <style:style style:name="P5" style:family="paragraph" style:parent-style-name="Standard">
      <style:paragraph-properties fo:text-align="start" style:justify-single-word="false"/>
      <style:text-properties style:font-name="Times New Roman" fo:font-size="11pt" officeooo:rsid="0007f767" officeooo:paragraph-rsid="000c8861" style:font-size-asian="11pt" style:font-size-complex="11pt"/>
    </style:style>
    <style:style style:name="P6" style:family="paragraph" style:parent-style-name="Standard">
      <style:paragraph-properties fo:text-align="start" style:justify-single-word="false"/>
      <style:text-properties style:font-name="Times New Roman" fo:font-size="11pt" officeooo:paragraph-rsid="0007f767" style:font-size-asian="11pt" style:font-size-complex="11pt"/>
    </style:style>
    <style:style style:name="P7" style:family="paragraph" style:parent-style-name="Standard">
      <style:paragraph-properties fo:text-align="start" style:justify-single-word="false"/>
      <style:text-properties style:font-name="Times New Roman" fo:font-size="11pt" officeooo:paragraph-rsid="00087af6" style:font-size-asian="11pt" style:font-size-complex="11pt"/>
    </style:style>
    <style:style style:name="P8" style:family="paragraph" style:parent-style-name="Standard">
      <style:paragraph-properties fo:text-align="start" style:justify-single-word="false"/>
      <style:text-properties style:font-name="Times New Roman" fo:font-size="11pt" officeooo:paragraph-rsid="001893a2" style:font-size-asian="11pt" style:font-size-complex="11pt"/>
    </style:style>
    <style:style style:name="P9" style:family="paragraph" style:parent-style-name="Standard">
      <style:paragraph-properties fo:text-align="start" style:justify-single-word="false"/>
      <style:text-properties style:font-name="Times New Roman" fo:font-size="11pt" officeooo:paragraph-rsid="00138eb9" style:font-size-asian="11pt" style:font-size-complex="11pt"/>
    </style:style>
    <style:style style:name="P10" style:family="paragraph" style:parent-style-name="Standard">
      <style:paragraph-properties fo:text-align="start" style:justify-single-word="false"/>
      <style:text-properties style:font-name="Times New Roman" fo:font-size="11pt" officeooo:rsid="000b44e5" officeooo:paragraph-rsid="000b44e5" style:font-size-asian="11pt" style:font-size-complex="11pt"/>
    </style:style>
    <style:style style:name="P11" style:family="paragraph" style:parent-style-name="Standard">
      <style:paragraph-properties fo:text-align="start" style:justify-single-word="false"/>
      <style:text-properties style:font-name="Times New Roman" fo:font-size="11pt" officeooo:rsid="000b44e5" officeooo:paragraph-rsid="000d0f5d" style:font-size-asian="11pt" style:font-size-complex="11pt"/>
    </style:style>
    <style:style style:name="P12" style:family="paragraph" style:parent-style-name="Standard">
      <style:paragraph-properties fo:text-align="start" style:justify-single-word="false"/>
      <style:text-properties style:font-name="Times New Roman" fo:font-size="11pt" officeooo:rsid="000b44e5" officeooo:paragraph-rsid="000c8861" style:font-size-asian="11pt" style:font-size-complex="11pt"/>
    </style:style>
    <style:style style:name="P13" style:family="paragraph" style:parent-style-name="Standard">
      <style:paragraph-properties fo:text-align="start" style:justify-single-word="false"/>
      <style:text-properties style:font-name="Times New Roman" fo:font-size="11pt" officeooo:rsid="000d0f5d" officeooo:paragraph-rsid="000d0f5d" style:font-size-asian="11pt" style:font-size-complex="11pt"/>
    </style:style>
    <style:style style:name="P14" style:family="paragraph" style:parent-style-name="Standard">
      <style:paragraph-properties fo:text-align="start" style:justify-single-word="false"/>
      <style:text-properties style:font-name="Times New Roman" fo:font-size="11pt" officeooo:rsid="000d0f5d" officeooo:paragraph-rsid="000ef258" style:font-size-asian="11pt" style:font-size-complex="11pt"/>
    </style:style>
    <style:style style:name="P15" style:family="paragraph" style:parent-style-name="Standard">
      <style:paragraph-properties fo:text-align="start" style:justify-single-word="false"/>
      <style:text-properties style:font-name="Times New Roman" fo:font-size="11pt" officeooo:rsid="000d0f5d" officeooo:paragraph-rsid="00215a7a" style:font-size-asian="11pt" style:font-size-complex="11pt"/>
    </style:style>
    <style:style style:name="P16" style:family="paragraph" style:parent-style-name="Standard">
      <style:paragraph-properties fo:text-align="start" style:justify-single-word="false"/>
      <style:text-properties style:font-name="Times New Roman" fo:font-size="11pt" officeooo:rsid="000d0f5d" officeooo:paragraph-rsid="002593d2" style:font-size-asian="11pt" style:font-size-complex="11pt"/>
    </style:style>
    <style:style style:name="P17" style:family="paragraph" style:parent-style-name="Standard">
      <style:paragraph-properties fo:text-align="start" style:justify-single-word="false"/>
      <style:text-properties style:font-name="Times New Roman" fo:font-size="11pt" officeooo:rsid="001cf2e4" officeooo:paragraph-rsid="001cf2e4" style:font-size-asian="11pt" style:font-size-complex="11pt"/>
    </style:style>
    <style:style style:name="P18" style:family="paragraph" style:parent-style-name="Standard">
      <style:paragraph-properties fo:text-align="start" style:justify-single-word="false"/>
      <style:text-properties style:font-name="Times New Roman" fo:font-size="11pt" officeooo:rsid="001cf2e4" officeooo:paragraph-rsid="001d61e1" style:font-size-asian="11pt" style:font-size-complex="11pt"/>
    </style:style>
    <style:style style:name="P19" style:family="paragraph" style:parent-style-name="Standard">
      <style:paragraph-properties fo:text-align="start" style:justify-single-word="false"/>
      <style:text-properties style:font-name="Times New Roman" fo:font-size="11pt" officeooo:rsid="001fea9b" officeooo:paragraph-rsid="001fea9b" style:font-size-asian="11pt" style:font-size-complex="11pt"/>
    </style:style>
    <style:style style:name="P20" style:family="paragraph" style:parent-style-name="Standard">
      <style:paragraph-properties fo:text-align="start" style:justify-single-word="false"/>
      <style:text-properties style:font-name="Times New Roman" fo:font-size="11pt" officeooo:rsid="001fea9b" officeooo:paragraph-rsid="000d0f5d" style:font-size-asian="11pt" style:font-size-complex="11pt"/>
    </style:style>
    <style:style style:name="P21" style:family="paragraph" style:parent-style-name="Standard">
      <style:paragraph-properties fo:text-align="start" style:justify-single-word="false"/>
      <style:text-properties style:font-name="Times New Roman" fo:font-size="11pt" officeooo:rsid="001ff321" officeooo:paragraph-rsid="001ff321" style:font-size-asian="11pt" style:font-size-complex="11pt"/>
    </style:style>
    <style:style style:name="P22" style:family="paragraph" style:parent-style-name="Standard">
      <style:paragraph-properties fo:text-align="start" style:justify-single-word="false"/>
      <style:text-properties style:font-name="Times New Roman" fo:font-size="11pt" officeooo:rsid="002593d2" officeooo:paragraph-rsid="002593d2" style:font-size-asian="11pt" style:font-size-complex="11pt"/>
    </style:style>
    <style:style style:name="P23" style:family="paragraph" style:parent-style-name="Standard">
      <style:paragraph-properties fo:text-align="start" style:justify-single-word="false"/>
      <style:text-properties style:font-name="Times New Roman" fo:font-size="11pt" officeooo:rsid="0026a1d2" officeooo:paragraph-rsid="0026a1d2" style:font-size-asian="11pt" style:font-size-complex="11pt"/>
    </style:style>
    <style:style style:name="P24" style:family="paragraph" style:parent-style-name="Standard">
      <style:paragraph-properties fo:text-align="start" style:justify-single-word="false"/>
      <style:text-properties style:font-name="Times New Roman" fo:font-size="11pt" officeooo:rsid="0027f9a8" officeooo:paragraph-rsid="0027f9a8" style:font-size-asian="11pt" style:font-size-complex="11pt"/>
    </style:style>
    <style:style style:name="P25" style:family="paragraph" style:parent-style-name="Standard">
      <style:paragraph-properties fo:text-align="start" style:justify-single-word="false"/>
      <style:text-properties style:font-name="Times New Roman" fo:font-size="11pt" officeooo:rsid="0029d91f" officeooo:paragraph-rsid="0029d91f" style:font-size-asian="11pt" style:font-size-complex="11pt"/>
    </style:style>
    <style:style style:name="P26" style:family="paragraph" style:parent-style-name="Standard">
      <style:paragraph-properties fo:text-align="end" style:justify-single-word="false"/>
      <style:text-properties style:font-name="Times New Roman" fo:font-size="11pt" fo:font-style="italic" officeooo:rsid="0007f767" officeooo:paragraph-rsid="0007f767" style:font-size-asian="11pt" style:font-style-asian="italic" style:font-size-complex="11pt" style:font-style-complex="italic"/>
    </style:style>
    <style:style style:name="P27" style:family="paragraph" style:parent-style-name="Standard">
      <style:paragraph-properties fo:text-align="start" style:justify-single-word="false"/>
      <style:text-properties style:font-name="Times New Roman" fo:font-size="11pt" fo:font-weight="normal" officeooo:rsid="001fea9b" officeooo:paragraph-rsid="001fea9b"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Times New Roman" fo:font-size="14pt" fo:font-weight="bold" officeooo:rsid="0007f767" officeooo:paragraph-rsid="0007f767" style:font-size-asian="14pt" style:font-weight-asian="bold" style:font-size-complex="14pt" style:font-weight-complex="bold"/>
    </style:style>
    <style:style style:name="P29" style:family="paragraph" style:parent-style-name="Standard">
      <style:paragraph-properties fo:text-align="start" style:justify-single-word="false"/>
      <style:text-properties officeooo:paragraph-rsid="0026a1d2"/>
    </style:style>
    <style:style style:name="P30" style:family="paragraph" style:parent-style-name="Text_20_body">
      <style:text-properties fo:color="#000000" style:font-name="Times New Roman" fo:font-size="11pt" style:font-size-asian="11pt" style:font-size-complex="11pt"/>
    </style:style>
    <style:style style:name="P31" style:family="paragraph" style:parent-style-name="Text_20_body">
      <style:paragraph-properties fo:text-align="start" style:justify-single-word="false"/>
      <style:text-properties fo:color="#000000" style:font-name="Times New Roman" fo:font-size="11pt" officeooo:rsid="000b44e5" officeooo:paragraph-rsid="000c8861" style:font-size-asian="11pt" style:font-size-complex="11pt"/>
    </style:style>
    <style:style style:name="P32" style:family="paragraph" style:parent-style-name="Text_20_body">
      <style:paragraph-properties fo:text-align="end" style:justify-single-word="false"/>
      <style:text-properties fo:color="#000000" style:font-name="Times New Roman" fo:font-size="11pt" officeooo:rsid="0010aab6" officeooo:paragraph-rsid="0010aab6" style:font-size-asian="11pt" style:font-size-complex="11pt"/>
    </style:style>
    <style:style style:name="P33" style:family="paragraph" style:parent-style-name="Text_20_body">
      <style:paragraph-properties fo:text-align="start" style:justify-single-word="false"/>
      <style:text-properties style:font-name="Times New Roman" fo:font-size="11pt" officeooo:rsid="000b44e5" officeooo:paragraph-rsid="000d0f5d" style:font-size-asian="11pt" style:font-size-complex="11pt"/>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align="end" style:justify-single-word="false" fo:text-indent="0in" style:auto-text-indent="false" style:page-number="auto" fo:background-color="transparent"/>
      <style:text-properties fo:color="#000000" style:font-name="Times New Roman" fo:font-size="11pt" officeooo:rsid="0010aab6" officeooo:paragraph-rsid="0010aab6" style:font-size-asian="11pt" style:font-size-complex="11pt"/>
    </style:style>
    <style:style style:name="P35" style:family="paragraph" style:parent-style-name="Text_20_body" style:master-page-name="">
      <loext:graphic-properties draw:fill="none"/>
      <style:paragraph-properties fo:margin-left="0in" fo:margin-right="0.0618in" fo:margin-top="0in" fo:margin-bottom="0.0972in" loext:contextual-spacing="false" fo:line-height="120%" fo:text-align="end" style:justify-single-word="false" fo:text-indent="0in" style:auto-text-indent="false" style:page-number="auto" fo:background-color="transparent"/>
      <style:text-properties fo:color="#000000" style:font-name="Times New Roman" fo:font-size="11pt" officeooo:rsid="0010aab6" officeooo:paragraph-rsid="0010aab6" style:font-size-asian="11pt" style:font-size-complex="11pt"/>
    </style:style>
    <style:style style:name="P36" style:family="paragraph" style:parent-style-name="Text_20_body" style:list-style-name="L1">
      <style:paragraph-properties fo:margin-top="0in" fo:margin-bottom="0in" loext:contextual-spacing="false"/>
    </style:style>
    <style:style style:name="P37" style:family="paragraph">
      <loext:graphic-properties draw:fill-color="#000000"/>
      <style:paragraph-properties fo:text-align="center"/>
    </style:style>
    <style:style style:name="P38" style:family="paragraph">
      <style:paragraph-properties fo:text-align="center"/>
    </style:style>
    <style:style style:name="P39"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1fea9b" style:font-weight-asian="normal" style:font-weight-complex="normal"/>
    </style:style>
    <style:style style:name="T3" style:family="text">
      <style:text-properties officeooo:rsid="00087af6"/>
    </style:style>
    <style:style style:name="T4" style:family="text">
      <style:text-properties officeooo:rsid="000a28e0"/>
    </style:style>
    <style:style style:name="T5" style:family="text">
      <style:text-properties officeooo:rsid="0010aab6"/>
    </style:style>
    <style:style style:name="T6" style:family="text">
      <style:text-properties officeooo:rsid="00111739"/>
    </style:style>
    <style:style style:name="T7" style:family="text">
      <style:text-properties officeooo:rsid="001893a2"/>
    </style:style>
    <style:style style:name="T8" style:family="text">
      <style:text-properties officeooo:rsid="001a7fc8"/>
    </style:style>
    <style:style style:name="T9" style:family="text">
      <style:text-properties officeooo:rsid="001c2b9e"/>
    </style:style>
    <style:style style:name="T10" style:family="text">
      <style:text-properties officeooo:rsid="001ee373"/>
    </style:style>
    <style:style style:name="T11" style:family="text">
      <style:text-properties fo:font-weight="bold" style:font-weight-asian="bold" style:font-weight-complex="bold"/>
    </style:style>
    <style:style style:name="T12" style:family="text">
      <style:text-properties fo:font-weight="bold" officeooo:rsid="0007f767" style:font-weight-asian="bold" style:font-weight-complex="bold"/>
    </style:style>
    <style:style style:name="T13" style:family="text">
      <style:text-properties fo:font-weight="bold" officeooo:rsid="001fea9b" style:font-weight-asian="bold" style:font-weight-complex="bold"/>
    </style:style>
    <style:style style:name="T14" style:family="text">
      <style:text-properties officeooo:rsid="00215a7a"/>
    </style:style>
    <style:style style:name="T15" style:family="text">
      <style:text-properties officeooo:rsid="002593d2"/>
    </style:style>
    <style:style style:name="T16" style:family="text">
      <style:text-properties style:font-name="Times New Roman" fo:font-size="11pt" officeooo:rsid="0026a1d2" style:font-size-asian="11pt" style:font-size-complex="11pt"/>
    </style:style>
    <style:style style:name="T17" style:family="text">
      <style:text-properties style:font-name="Times New Roman" fo:font-size="11pt" fo:font-style="normal" fo:font-weight="normal" officeooo:rsid="002593d2" style:font-size-asian="11pt" style:font-style-asian="normal" style:font-weight-asian="normal" style:font-size-complex="11pt"/>
    </style:style>
    <style:style style:name="T18" style:family="text">
      <style:text-properties style:font-name="Times New Roman" fo:font-size="11pt" fo:font-style="normal" fo:font-weight="normal" officeooo:rsid="0026a1d2" style:font-size-asian="11pt" style:font-style-asian="normal" style:font-weight-asian="normal" style:font-size-complex="11pt"/>
    </style:style>
    <style:style style:name="T19" style:family="text">
      <style:text-properties style:font-name="Liberation Serif" fo:font-size="12pt" fo:font-style="normal" fo:font-weight="normal" style:font-size-asian="12pt" style:font-style-asian="normal" style:font-weight-asian="normal"/>
    </style:style>
    <style:style style:name="T20" style:family="text">
      <style:text-properties fo:font-style="normal" fo:font-weight="normal" style:font-style-asian="normal" style:font-weight-asian="normal"/>
    </style:style>
    <style:style style:name="T21" style:family="text">
      <style:text-properties fo:font-style="normal" fo:font-weight="normal" officeooo:rsid="002593d2" style:font-style-asian="normal" style:font-weight-asian="normal"/>
    </style:style>
    <style:style style:name="T22" style:family="text">
      <style:text-properties officeooo:rsid="0027f9a8"/>
    </style:style>
    <style:style style:name="T23" style:family="text">
      <style:text-properties officeooo:rsid="0029d91f"/>
    </style:style>
    <style:style style:name="T24" style:family="text">
      <style:text-properties officeooo:rsid="002ac033"/>
    </style:style>
    <style:style style:name="T25" style:family="text">
      <style:text-properties fo:font-size="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272in" fo:min-width="0.9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28in" fo:min-width="1.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9272in" fo:min-width="1.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8783in" fo:min-width="2.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9272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8555in" fo:min-width="0.9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236in" fo:min-width="2.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8571in" fo:min-width="0.9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ÔNG TY CỔ PHẦN PHÁT TRIỂN <text:s text:c="24"/>C<text:span text:style-name="T5">ỘNG HÒA</text:span> – X<text:span text:style-name="T5">Ã</text:span> <text:span text:style-name="T5">HỘI</text:span> – C<text:span text:style-name="T5">HỦ NGHĨA</text:span> – V<text:span text:style-name="T5">IỆT NAM</text:span></text:p>
      <text:p text:style-name="P1"><text:s text:c="2"/>NGUỒN MỞ VÀ DỊCH VỤ FDS <text:s text:c="50"/>Độc lập – Tự do – Hạnh phúc <text:s text:c="36"/></text:p>
      <text:p text:style-name="P1"><draw:line text:anchor-type="paragraph" draw:z-index="0" draw:style-name="gr1" draw:text-style-name="P37" svg:x1="4.4189in" svg:y1="0.0457in" svg:x2="5.8299in" svg:y2="0.0457in"><text:p/></draw:line> <text:s text:c="13"/>------------------------- <text:s text:c="58"/></text:p>
      <text:p text:style-name="P4"/>
      <text:p text:style-name="P26">Hà Nội, ngày 24 tháng 02 năm 2016</text:p>
      <text:p text:style-name="P4"/>
      <text:p text:style-name="P28">BIÊN BẢN HỌP KIẾN TRÚC OPENCPS</text:p>
      <text:p text:style-name="P2"/>
      <text:p text:style-name="P19"><text:span text:style-name="T12">T</text:span><text:span text:style-name="T11">hời gian:</text:span><text:span text:style-name="T1"> 16 giờ 00 phút ngày 24 tháng 02 năm 2016</text:span></text:p>
      <text:p text:style-name="P27"/>
      <text:p text:style-name="P6"><text:span text:style-name="T13">Địa điểm:</text:span><text:span text:style-name="T2"> </text:span>Tầng 5, tòa nhà VAPA, số 4, ngõ 2, đường Tôn Thất Thuyết, Hà Nội.</text:p>
      <text:p text:style-name="P6"/>
      <text:p text:style-name="P3">Thành phần tham gia:</text:p>
      <text:p text:style-name="P6"/>
      <text:p text:style-name="P18"><text:span text:style-name="T10">1. Công ty cổ phần phát triển nguồn mở và dịch vụ FDS:</text:span> </text:p>
      <text:p text:style-name="P6"/>
      <text:p text:style-name="P6">- <text:span text:style-name="T3">Ông: Trần Kiêm Dũng - Giám đốc điều hành</text:span></text:p>
      <text:p text:style-name="P7">- <text:span text:style-name="T3">Ông: Tạ Tuấn Anh - Phó giám đốc kỹ thuật</text:span></text:p>
      <text:p text:style-name="P7">- <text:span text:style-name="T3">Ông: Lê Phú Cường - Phó giám đốc giải pháp</text:span></text:p>
      <text:p text:style-name="P8">- <text:span text:style-name="T7">Ông: Mai Quốc Huy – Trưởng nhóm phát triển</text:span></text:p>
      <text:p text:style-name="P9">- <text:span text:style-name="T4">Ông: Nguyễn Thế Nghĩa – Nhân viên</text:span></text:p>
      <text:p text:style-name="P8">- <text:span text:style-name="T4">Ông: Vũ Đăng Khoa – Trưởng nhóm phát triển</text:span></text:p>
      <text:p text:style-name="P8">- <text:span text:style-name="T4">Ông: Tạ Hữu Bình – Nhân viên</text:span></text:p>
      <text:p text:style-name="P8">- <text:span text:style-name="T4">Ông: Lê Tiến Dũng – Nhân viên </text:span></text:p>
      <text:p text:style-name="P8">- <text:span text:style-name="T4">Ông: Vũ Minh Cương – Nhân viên</text:span></text:p>
      <text:p text:style-name="P8">- <text:span text:style-name="T4">Ông: Nguyễn Thành Trung – Nhân viên</text:span></text:p>
      <text:p text:style-name="P8">- <text:span text:style-name="T7">Bà: Trần Thị Hoa – Nhân viên</text:span></text:p>
      <text:p text:style-name="P8">- <text:span text:style-name="T7">Bà: Nguyễn Thị Thu – Nhân viên</text:span></text:p>
      <text:p text:style-name="P8">- <text:span text:style-name="T7">Bà: Đặng Thị Trà Giang – Nhân viên</text:span></text:p>
      <text:p text:style-name="P8"/>
      <text:p text:style-name="P17"><text:span text:style-name="T10">2. </text:span>Công ty Iway:</text:p>
      <text:p text:style-name="P17"/>
      <text:p text:style-name="P17">Ông Trương Anh Tuấn – Tổng giám đốc</text:p>
      <text:p text:style-name="P17"/>
      <text:p text:style-name="P3">Nội dung cuộc họp:</text:p>
      <text:p text:style-name="P10"/>
      <text:p text:style-name="P20">1. <text:span text:style-name="T15">Giới thiệu về kiến trúc ứng dụng OpenCPS</text:span></text:p>
      <text:p text:style-name="P11"/>
      <text:p text:style-name="P21">Ông Tạ Tuấn Anh – Giám đốc dự án giải thích các t<text:span text:style-name="T14">hành phần</text:span> bao gồm:</text:p>
      <text:p text:style-name="P13"/>
      <text:p text:style-name="P13">URS: Thuật ngữ</text:p>
      <text:p text:style-name="P13"/>
      <text:p text:style-name="P13">SRS: Mô hình hóa nghiệp <text:span text:style-name="T14">vụ và </text:span>thông tin <text:span text:style-name="T14">tài liệu</text:span></text:p>
      <text:p text:style-name="P13"/>
      <text:p text:style-name="P16">SDD: Bao gồm kiến trúc <text:span text:style-name="T15">(phát triển bằng</text:span> Liferay <text:span text:style-name="T14">6.2</text:span>.<text:span text:style-name="T15">)</text:span> và Module</text:p>
      <text:p text:style-name="P15"/>
      <text:p text:style-name="P15"><text:span text:style-name="T14">Sau khi giải thích các thuật ngữ, ông Tạ Tuấn Anh đưa ra mô hình kiến trúc phát triển thông thường (như mô tả bên dưới):</text:span><text:line-break/></text:p>
      <text:p text:style-name="P11"/>
      <text:p text:style-name="P11"/>
      <text:p text:style-name="P11"/>
      <text:p text:style-name="P11"/>
      <text:p text:style-name="P11"><draw:custom-shape text:anchor-type="paragraph" draw:z-index="3" draw:style-name="gr2" draw:text-style-name="P38" svg:width="0.9276in" svg:height="0.9276in" svg:x="3.548in" svg:y="0.1429in"><text:p text:style-name="P38">Mobile UI</text:p><draw:enhanced-geometry svg:viewBox="0 0 21600 21600" draw:type="rectangle" draw:enhanced-path="M 0 0 L 21600 0 21600 21600 0 21600 0 0 Z N"/></draw:custom-shape><draw:custom-shape text:anchor-type="paragraph" draw:z-index="2" draw:style-name="gr2" draw:text-style-name="P38" svg:width="0.9276in" svg:height="0.9276in" svg:x="2.6209in" svg:y="0.1429in"><text:p text:style-name="P38">Frontend UI</text:p><draw:enhanced-geometry svg:viewBox="0 0 21600 21600" draw:type="rectangle" draw:enhanced-path="M 0 0 L 21600 0 21600 21600 0 21600 0 0 Z N"/></draw:custom-shape><draw:custom-shape text:anchor-type="paragraph" draw:z-index="1" draw:style-name="gr2" draw:text-style-name="P38" svg:width="0.9276in" svg:height="0.9276in" svg:x="1.6937in" svg:y="0.1429in"><text:p text:style-name="P38">Backend UI</text:p><draw:enhanced-geometry svg:viewBox="0 0 21600 21600" draw:type="rectangle" draw:enhanced-path="M 0 0 L 21600 0 21600 21600 0 21600 0 0 Z N"/></draw:custom-shape><text:soft-page-break/></text:p>
      <text:p text:style-name="P11"/>
      <text:p text:style-name="P11"/>
      <text:p text:style-name="P11"/>
      <text:p text:style-name="P11"/>
      <text:p text:style-name="P11"/>
      <text:p text:style-name="P11"><draw:custom-shape text:anchor-type="paragraph" draw:z-index="4" draw:style-name="gr3" draw:text-style-name="P39" svg:width="1.4067in" svg:height="0.928in" svg:x="1.6937in" svg:y="0.0161in"><text:p text:style-name="P38"><text:span text:style-name="T25">API Service</text:span></text:p><draw:enhanced-geometry svg:viewBox="0 0 21600 21600" draw:type="rectangle" draw:enhanced-path="M 0 0 L 21600 0 21600 21600 0 21600 0 0 Z N"/></draw:custom-shape><draw:custom-shape text:anchor-type="paragraph" draw:z-index="5" draw:style-name="gr4" draw:text-style-name="P38" svg:width="1.3752in" svg:height="0.9276in" svg:x="3.1in" svg:y="0.0161in"><text:p text:style-name="P38">Restful Service</text:p><draw:enhanced-geometry svg:viewBox="0 0 21600 21600" draw:type="rectangle" draw:enhanced-path="M 0 0 L 21600 0 21600 21600 0 21600 0 0 Z N"/></draw:custom-shape></text:p>
      <text:p text:style-name="P11"/>
      <text:p text:style-name="P11"/>
      <text:p text:style-name="P11"/>
      <text:p text:style-name="P11"/>
      <text:p text:style-name="P11"><draw:custom-shape text:anchor-type="paragraph" draw:z-index="6" draw:style-name="gr5" draw:text-style-name="P38" svg:width="2.7921in" svg:height="0.8787in" svg:x="1.6937in" svg:y="0.0646in"><text:p text:style-name="P38">DB Service (Hibernate)</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33">Cấu trúc ứng dụng bao gồm các thành phần:</text:p>
      <text:list xml:id="list8946360087986374568" text:style-name="L1">
        <text:list-item>
          <text:p text:style-name="P36"><text:span text:style-name="Strong_20_Emphasis">DB Service</text:span>: Tầng truy cập dữ liêu cung cấp các dịch vụ truy vấn CSDL thông qua Hibernate. </text:p>
        </text:list-item>
        <text:list-item>
          <text:p text:style-name="P36"><text:span text:style-name="Strong_20_Emphasis">API Service</text:span>: Tầng nghiệp vụ cung cấp hàm chức năng theo nghiệp vụ của dịch vụ công trực tuyến</text:p>
        </text:list-item>
        <text:list-item>
          <text:p text:style-name="P36"><text:span text:style-name="Strong_20_Emphasis">Restful API</text:span>: Tầng nghiệp vụ cung cấp giao diện (inteface) cho các ứng dụng dưới dịch vụ web dạng micro service </text:p>
        </text:list-item>
        <text:list-item>
          <text:p text:style-name="P36"><text:span text:style-name="Strong_20_Emphasis">Backend UI</text:span>: Tầng trình diễn cung cấp giao diện web cho người dùng quản trị hệ thống </text:p>
        </text:list-item>
        <text:list-item>
          <text:p text:style-name="P36"><text:span text:style-name="Strong_20_Emphasis">Frontend UI</text:span>: Tầng trình diễn cung cấp giao diện web trên Liferay cho người dùng đầu cuối là công dân, tổ chức và cán bộ. Giao diện frontend được phân tách làm 2 loại dành cho công dân, doanh nghiệp (cổng dịch vụ/portal) và dành cho cán bộ (back-office) </text:p>
        </text:list-item>
        <text:list-item>
          <text:p text:style-name="P36"><text:span text:style-name="Strong_20_Emphasis">Mobile UI</text:span>: Tầng trình diễn cung cấp giao diện native trên thiết bị mobile</text:p>
        </text:list-item>
      </text:list>
      <text:p text:style-name="P12"/>
      <text:p text:style-name="P16"><text:span text:style-name="T15">2</text:span>. <text:span text:style-name="T15">Mô hình kiến trúc thành phần </text:span><text:bookmark-start text:name="__DdeLink__325_17031619211"/><text:span text:style-name="T15">OpenCPS</text:span><text:bookmark-end text:name="__DdeLink__325_17031619211"/><text:span text:style-name="T15"> khi thêm phần nghiệp vụ (Domain)</text:span></text:p>
      <text:p text:style-name="P16"/>
      <text:p text:style-name="P22">Ông Tạ Tuấn Anh đưa ra mô hình <text:span text:style-name="T14">kiến trúc thành phần </text:span><text:bookmark-start text:name="__DdeLink__325_17031619212"/><text:span text:style-name="T14">OpenCPS</text:span><text:bookmark-end text:name="__DdeLink__325_17031619212"/><text:span text:style-name="T14"> </text:span>khi thêm phần nghiệp vụ (Domain). Mô hình như hình dưới: </text:p>
      <text:p text:style-name="P14"/>
      <text:p text:style-name="P14"><draw:custom-shape text:anchor-type="paragraph" draw:z-index="7" draw:style-name="gr2" draw:text-style-name="P38" svg:width="0.9276in" svg:height="0.9276in" svg:x="1.1339in" svg:y="0.0382in"><text:p text:style-name="P38">Backoffice</text:p><draw:enhanced-geometry svg:viewBox="0 0 21600 21600" draw:type="rectangle" draw:enhanced-path="M 0 0 L 21600 0 21600 21600 0 21600 0 0 Z N"/></draw:custom-shape><draw:custom-shape text:anchor-type="paragraph" draw:z-index="8" draw:style-name="gr2" draw:text-style-name="P38" svg:width="0.9276in" svg:height="0.9276in" svg:x="2.061in" svg:y="0.0382in"><text:p text:style-name="P38">Portal</text:p><draw:enhanced-geometry svg:viewBox="0 0 21600 21600" draw:type="rectangle" draw:enhanced-path="M 0 0 L 21600 0 21600 21600 0 21600 0 0 Z N"/></draw:custom-shape><draw:custom-shape text:anchor-type="paragraph" draw:z-index="10" draw:style-name="gr7" draw:text-style-name="P38" svg:width="0.9276in" svg:height="1.8559in" svg:x="2.9882in" svg:y="0.0382in"><text:p text:style-name="P38">Nghiệp vụ</text:p><text:p text:style-name="P38">(Domain)</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9" draw:style-name="gr6" draw:text-style-name="P38" svg:width="1.8543in" svg:height="0.9276in" svg:x="1.1339in" svg:y="0.0882in"><text:p text:style-name="P38">Backend</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11" draw:style-name="gr8" draw:text-style-name="P38" svg:width="2.7862in" svg:height="0.624in" svg:x="1.1339in" svg:y="0.1366in"><text:p text:style-name="P38">Liferay</text:p><draw:enhanced-geometry svg:viewBox="0 0 21600 21600" draw:type="rectangle" draw:enhanced-path="M 0 0 L 21600 0 21600 21600 0 21600 0 0 Z N"/></draw:custom-shape></text:p>
      <text:p text:style-name="P14"/>
      <text:p text:style-name="P14"/>
      <text:p text:style-name="P14"/>
      <text:p text:style-name="P14"/>
      <text:p text:style-name="P14"><text:soft-page-break/></text:p>
      <text:p text:style-name="P29"><text:span text:style-name="T16">Trong mô hình trên, p</text:span><text:span text:style-name="T17">hần nghiệp vụ (Domain) sẽ nằm trên 2 tầng Backend và Frontend. </text:span><text:span text:style-name="T18">Đối với các hệ thống triển khai phần Portal dành cho Doanh nghiệp, tổ chức, cá nhân riêng với phần xử lý của cán bộ thì hai hệ thống sẽ giao tiếp với nhau qua chuẩn ebXML như mô hình bên dưới:</text:span></text:p>
      <text:p text:style-name="P14"/>
      <text:p text:style-name="P14"><draw:custom-shape text:anchor-type="paragraph" draw:z-index="12" draw:style-name="gr2" draw:text-style-name="P38" svg:width="0.9276in" svg:height="0.9276in" svg:x="1.0925in" svg:y="0.0311in"><text:p text:style-name="P38">Portal</text:p><draw:enhanced-geometry svg:viewBox="0 0 21600 21600" draw:type="rectangle" draw:enhanced-path="M 0 0 L 21600 0 21600 21600 0 21600 0 0 Z N"/></draw:custom-shape><draw:custom-shape text:anchor-type="paragraph" draw:z-index="14" draw:style-name="gr2" draw:text-style-name="P38" svg:width="0.9276in" svg:height="0.9276in" svg:x="3.0925in" svg:y="0.0638in"><text:p text:style-name="P38">Backoffice</text:p><draw:enhanced-geometry svg:viewBox="0 0 21600 21600" draw:type="rectangle" draw:enhanced-path="M 0 0 L 21600 0 21600 21600 0 21600 0 0 Z N"/></draw:custom-shape><draw:custom-shape text:anchor-type="paragraph" draw:z-index="16" draw:style-name="gr9" draw:text-style-name="P38" svg:width="0.9276in" svg:height="1.8571in" svg:x="4.0193in" svg:y="0.0638in"><text:p text:style-name="P38">Xử lý</text:p><text:p text:style-name="P38">nghiệp vụ</text:p><text:p text:style-name="P38">(Hibernate)</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13" draw:style-name="gr2" draw:text-style-name="P38" svg:width="0.9276in" svg:height="0.9276in" svg:x="1.0925in" svg:y="0.0799in"><text:p text:style-name="P38">Backend</text:p><draw:enhanced-geometry svg:viewBox="0 0 21600 21600" draw:type="rectangle" draw:enhanced-path="M 0 0 L 21600 0 21600 21600 0 21600 0 0 Z N"/></draw:custom-shape><draw:custom-shape text:anchor-type="paragraph" draw:z-index="15" draw:style-name="gr2" draw:text-style-name="P38" svg:width="0.9276in" svg:height="0.9276in" svg:x="3.0925in" svg:y="0.1126in"><text:p text:style-name="P38">Backend</text:p><draw:enhanced-geometry svg:viewBox="0 0 21600 21600" draw:type="rectangle" draw:enhanced-path="M 0 0 L 21600 0 21600 21600 0 21600 0 0 Z N"/></draw:custom-shape></text:p>
      <text:p text:style-name="P14"><draw:line text:anchor-type="paragraph" draw:z-index="17" draw:style-name="gr10" draw:text-style-name="P38" svg:x1="2.0193in" svg:y1="0.3898in" svg:x2="3.0921in" svg:y2="0.3898in"><text:p/></draw:line> <text:s text:c="33"/><text:span text:style-name="T8">ebXML</text:span></text:p>
      <text:p text:style-name="P14"/>
      <text:p text:style-name="P14"/>
      <text:p text:style-name="P14"/>
      <text:p text:style-name="P14"><text:s text:c="60"/><text:span text:style-name="T9">ebXML</text:span></text:p>
      <text:p text:style-name="P14"/>
      <text:p text:style-name="P14"/>
      <text:p text:style-name="P23">Sau khi đưa ra mô hình kiến trúc thành phần của OpenCPS, ông Tạ Tuấn Anh đã giải thích rõ hơn về các mô hình khi giải đáp các thắc mắc của các thành viên:</text:p>
      <text:p text:style-name="P23"/>
      <text:p text:style-name="P23">- Phần <text:span text:style-name="T19">Backoffice bao gồm: Backend UI, API Service, Restful Service, DB Service (Hibernate) là phần xử lý của cán bộ</text:span><text:span text:style-name="T21">. </text:span></text:p>
      <text:p text:style-name="P23"><text:span text:style-name="T21">- P</text:span><text:span text:style-name="T20">hần nghiệp vụ (Domain) sẽ là 1 thành phần trong mô hình, không thuộc vào backend.</text:span></text:p>
      <text:p text:style-name="P13"/>
      <text:p text:style-name="P13"><text:span text:style-name="T22">3</text:span>. <text:span text:style-name="T22">Kế hoạch công việc</text:span></text:p>
      <text:p text:style-name="P13"/>
      <text:p text:style-name="P24">Ông Tuấn Anh đưa ra kế hoạch công việc như sau:</text:p>
      <text:p text:style-name="P24"/>
      <text:p text:style-name="P24">Ngày 15/05/2016 sẽ đưa ra phiên bản 1.0 bao gồm các phần:</text:p>
      <text:p text:style-name="P24"/>
      <text:p text:style-name="P24">- Backend </text:p>
      <text:p text:style-name="P24">- Frontend: Người dân, doanh nghiệp và cán bộ</text:p>
      <text:p text:style-name="P24"/>
      <text:p text:style-name="P24">Thành phần tham gia:</text:p>
      <text:p text:style-name="P24"/>
      <text:p text:style-name="P25">Design: Ông Nguyễn Phú Cường và ông Tạ Tuấn Anh</text:p>
      <text:p text:style-name="P25"/>
      <text:p text:style-name="P25">Lập trình backend và frontend: Ông Vũ Đăng Khoa tham gia và phân công Coreteam</text:p>
      <text:p text:style-name="P24"/>
      <text:p text:style-name="P25">Công việc cụ thể:</text:p>
      <text:p text:style-name="P24"/>
      <text:p text:style-name="P24"><text:span text:style-name="T23">- </text:span>Ông Nguyễn Phú Cường sẽ đưa thông tin version và ngày, bao gồm các module, các chức năng nào. Sau khi đưa ra thông tin về version, ông Cường sẽ đưa ra các dữ liệu cần quản lý (file chi tiết và các entity). Từ các entity sẽ đưa ra danh sách các bảng.</text:p>
      <text:p text:style-name="P24"/>
      <text:p text:style-name="P24">Ông <text:span text:style-name="T23">Nguyễn Phú Cường cũng sẽ đưa ra các UI chi tiết cho phần Backend và Frontend (gồm tài liệu và tài liệu đính kèm)</text:span></text:p>
      <text:p text:style-name="P24"/>
      <text:p text:style-name="P25">- Ông Vũ Đăng Khoa sẽ tạo:</text:p>
      <text:p text:style-name="P25"/>
      <text:p text:style-name="P25"><text:s/>Service.xml</text:p>
      <text:p text:style-name="P25"><text:s/>API Service → Khung java → Java doc. Ông Tạ Tuấn Anh sẽ review</text:p>
      <text:p text:style-name="P25"><text:soft-page-break/><text:s/>UI Portlet: Ông Khoa sẽ tham gia và phân công Coreteam</text:p>
      <text:p text:style-name="P25"><text:s/>Compile Code</text:p>
      <text:p text:style-name="P25"/>
      <text:p text:style-name="P25">- Đội Test sẽ deploy các phiên bản và test trên các phiên bản đó. Các issue sẽ được đưa lên Github.</text:p>
      <text:p text:style-name="P25"/>
      <text:p text:style-name="P25">- Ông Tạ Tuấn Anh đưa ra:</text:p>
      <text:p text:style-name="P25">Quy tắc đặt tên Portlet: opencps_&lt;module&gt;_portlet</text:p>
      <text:p text:style-name="P25">Quy tắc đặt tên package: org.opencps.&lt;module&gt; </text:p>
      <text:p text:style-name="P12"/>
      <text:p text:style-name="P31">Biên bản kết thúc vào <text:span text:style-name="T24">18 </text:span>giờ <text:span text:style-name="T6">30</text:span> ngày <text:span text:style-name="T6">24</text:span> tháng <text:span text:style-name="T6">02</text:span> năm <text:span text:style-name="T6">2016.</text:span></text:p>
      <text:p text:style-name="P30">Sau khi đọc lại biên bản, những người có mặt đồng ý về nội dung biên bản, không có ý kiến gì khác và cùng ký vào biên bản.</text:p>
      <text:p text:style-name="P30">Biên bản này gồm <text:span text:style-name="T6">04</text:span> trang, được những người có mặt cùng ký xác nhận vào từng trang.</text:p>
      <text:p text:style-name="P30"/>
      <text:p text:style-name="P34"><text:s text:c="6"/>Người lập biên bản</text:p>
      <text:p text:style-name="P32"/>
      <text:p text:style-name="P32"/>
      <text:p text:style-name="P35"><text:s text:c="4"/>Vũ Minh Cương</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1:01:58.616663640</meta:creation-date>
    <dc:date>2016-03-07T09:15:23.850242478</dc:date>
    <meta:editing-duration>PT3H45M52S</meta:editing-duration>
    <meta:editing-cycles>27</meta:editing-cycles>
    <meta:generator>LibreOffice/5.0.5.2$Linux_X86_64 LibreOffice_project/00$Build-2</meta:generator>
    <meta:document-statistic meta:table-count="0" meta:image-count="0" meta:object-count="0" meta:page-count="4" meta:paragraph-count="71" meta:word-count="905" meta:character-count="4575" meta:non-whitespace-character-count="3425"/>
  </office:meta>
</office:document-meta>
</file>